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OutputStream.FileOutputStream( java . lang . String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OutputStream.FileOutputStream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OutputStream.wri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OutputStream.getF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OutputStream.FileOutputStream( java . io . FileDescrip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OutputStream.FileOutputStream( java . io . Fi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Outpu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OutputStream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